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in" fo:line-height="100%"/>
      <style:text-properties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margin-top="0in" fo:margin-bottom="0in" fo:line-height="100%"/>
      <style:text-properties fo:font-size="14pt" style:font-name-asian="Times New Roman1" style:font-size-asian="14pt" style:font-name-complex="Times New Roman1" style:font-size-complex="14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justify" style:justify-single-word="false"/>
    </style:style>
    <style:style style:name="P6"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master-page-name="Standard">
      <style:paragraph-properties fo:margin-left="2.5in" fo:margin-right="0in" fo:margin-top="0in" fo:margin-bottom="0in" fo:line-height="100%" fo:text-indent="0.5in" style:auto-text-indent="false" style:page-number="auto"/>
    </style:style>
    <style:style style:name="P8" style:family="paragraph" style:parent-style-name="Standard" style:list-style-name="WWNum4">
      <style:paragraph-properties fo:margin-top="0.0693in" fo:margin-bottom="0.0693in" fo:line-height="100%" fo:text-align="justify" style:justify-single-word="false"/>
    </style:style>
    <style:style style:name="P9" style:family="paragraph" style:parent-style-name="Standard" style:list-style-name="WWNum10">
      <style:paragraph-properties fo:margin-top="0.0693in" fo:margin-bottom="0.0693in" fo:line-height="100%" fo:text-align="justify" style:justify-single-word="false"/>
    </style:style>
    <style:style style:name="P10" style:family="paragraph" style:parent-style-name="Standard" style:list-style-name="WWNum13">
      <style:paragraph-properties fo:margin-top="0.0693in" fo:margin-bottom="0.0693in" fo:line-height="100%" fo:text-align="justify" style:justify-single-word="false"/>
    </style:style>
    <style:style style:name="P11" style:family="paragraph" style:parent-style-name="Standard" style:list-style-name="WWNum24">
      <style:paragraph-properties fo:margin-top="0.0693in" fo:margin-bottom="0.0693in" fo:line-height="100%" fo:text-align="justify" style:justify-single-word="false"/>
    </style:style>
    <style:style style:name="P12" style:family="paragraph" style:parent-style-name="Standard" style:list-style-name="WWNum29">
      <style:paragraph-properties fo:margin-top="0.0693in" fo:margin-bottom="0.0693in" fo:line-height="100%" fo:text-align="justify" style:justify-single-word="false"/>
    </style:style>
    <style:style style:name="P13" style:family="paragraph" style:parent-style-name="Standard" style:list-style-name="WWNum30">
      <style:paragraph-properties fo:margin-top="0.0693in" fo:margin-bottom="0.0693in" fo:line-height="100%" fo:text-align="justify" style:justify-single-word="false"/>
    </style:style>
    <style:style style:name="P14" style:family="paragraph" style:parent-style-name="Standard" style:list-style-name="WWNum39">
      <style:paragraph-properties fo:margin-top="0.0693in" fo:margin-bottom="0.0693in" fo:line-height="100%" fo:text-align="justify" style:justify-single-word="false"/>
    </style:style>
    <style:style style:name="P15" style:family="paragraph" style:parent-style-name="Standard" style:list-style-name="WWNum4">
      <style:paragraph-properties fo:margin-top="0.0693in" fo:margin-bottom="0.0693in" fo:line-height="100%"/>
    </style:style>
    <style:style style:name="P16" style:family="paragraph" style:parent-style-name="Standard" style:list-style-name="WWNum24">
      <style:paragraph-properties fo:margin-top="0.0693in" fo:margin-bottom="0.0693in" fo:line-height="100%"/>
    </style:style>
    <style:style style:name="P17" style:family="paragraph" style:parent-style-name="Standard" style:list-style-name="WWNum34">
      <style:paragraph-properties fo:margin-top="0.0693in" fo:margin-bottom="0.0693in" fo:line-height="100%"/>
    </style:style>
    <style:style style:name="P18" style:family="paragraph" style:parent-style-name="Standard">
      <style:paragraph-properties fo:margin-left="0in" fo:margin-right="0in" fo:margin-top="0in" fo:margin-bottom="0in" fo:line-height="100%" fo:text-indent="0.25in" style:auto-text-indent="false"/>
    </style:style>
    <style:style style:name="P19" style:family="paragraph" style:parent-style-name="Standard">
      <style:paragraph-properties fo:margin-left="0in" fo:margin-right="0in" fo:margin-top="0in" fo:margin-bottom="0in" fo:line-height="100%" fo:text-align="justify" style:justify-single-word="false" fo:text-indent="0.25in" style:auto-text-indent="false"/>
    </style:style>
    <style:style style:name="P20" style:family="paragraph" style:parent-style-name="Standard">
      <style:paragraph-properties fo:margin-left="0in" fo:margin-right="0in" fo:margin-top="0in" fo:margin-bottom="0in" fo:line-height="100%" fo:text-indent="0.25in" style:auto-text-indent="false"/>
      <style:text-properties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left="0in" fo:margin-right="0in" fo:margin-top="0in" fo:margin-bottom="0in" fo:line-height="100%" fo:text-align="justify" style:justify-single-word="false" fo:text-indent="0.25in" style:auto-text-indent="false"/>
      <style:text-properties fo:font-size="14pt" fo:font-weight="bold" style:font-name-asian="Times New Roman1" style:font-size-asian="14pt" style:font-weight-asian="bold" style:font-name-complex="Times New Roman1" style:font-size-complex="14pt" style:font-weight-complex="bold"/>
    </style:style>
    <style:style style:name="P22" style:family="paragraph" style:parent-style-name="Standard">
      <style:paragraph-properties fo:margin-left="0in" fo:margin-right="0in" fo:margin-top="0in" fo:margin-bottom="0in" fo:line-height="100%" fo:text-indent="0.25in" style:auto-text-indent="false"/>
      <style:text-properties fo:font-size="14pt" style:font-name-asian="Times New Roman1" style:font-size-asian="14pt" style:font-name-complex="Times New Roman1" style:font-size-complex="14pt"/>
    </style:style>
    <style:style style:name="P23" style:family="paragraph" style:parent-style-name="Standard">
      <style:paragraph-properties fo:margin-left="0.25in" fo:margin-right="0in" fo:margin-top="0in" fo:margin-bottom="0in" fo:line-height="100%" fo:text-indent="0in" style:auto-text-indent="false"/>
    </style:style>
    <style:style style:name="P24" style:family="paragraph" style:parent-style-name="Standard">
      <style:paragraph-properties fo:margin-left="0.25in" fo:margin-right="0in" fo:margin-top="0in" fo:margin-bottom="0in" fo:line-height="100%" fo:text-align="justify" style:justify-single-word="false" fo:text-indent="0in" style:auto-text-indent="false"/>
    </style:style>
    <style:style style:name="P25" style:family="paragraph" style:parent-style-name="Standard">
      <style:paragraph-properties fo:margin-left="0.25in" fo:margin-right="0in" fo:margin-top="0in" fo:margin-bottom="0in" fo:line-height="100%" fo:text-indent="0in" style:auto-text-indent="false"/>
      <style:text-properties fo:font-size="14pt" style:font-name-asian="Times New Roman1" style:font-size-asian="14pt" style:font-name-complex="Times New Roman1" style:font-size-complex="14pt"/>
    </style:style>
    <style:style style:name="P26" style:family="paragraph" style:parent-style-name="Standard">
      <style:paragraph-properties fo:margin-left="0.25in" fo:margin-right="0in" fo:margin-top="0in" fo:margin-bottom="0in" fo:line-height="100%" fo:text-align="justify" style:justify-single-word="false" fo:text-indent="0in" style:auto-text-indent="false"/>
      <style:text-properties fo:font-size="14pt" style:font-name-asian="Times New Roman1" style:font-size-asian="14pt" style:font-name-complex="Times New Roman1" style:font-size-complex="14pt"/>
    </style:style>
    <style:style style:name="P27" style:family="paragraph" style:parent-style-name="Standard">
      <style:paragraph-properties fo:margin-left="0.25in" fo:margin-right="0in" fo:margin-top="0.0693in" fo:margin-bottom="0.0693in" fo:line-height="100%" fo:text-align="justify" style:justify-single-word="false" fo:text-indent="0in" style:auto-text-indent="false"/>
    </style:style>
    <style:style style:name="P28" style:family="paragraph" style:parent-style-name="List_20_Paragraph" style:list-style-name="WWNum18"/>
    <style:style style:name="P29" style:family="paragraph" style:parent-style-name="List_20_Paragraph">
      <style:paragraph-properties fo:margin-top="0in" fo:margin-bottom="0in" fo:line-height="100%"/>
    </style:style>
    <style:style style:name="P30" style:family="paragraph" style:parent-style-name="List_20_Paragraph" style:list-style-name="WWNum9">
      <style:paragraph-properties fo:margin-top="0in" fo:margin-bottom="0in" fo:line-height="100%" fo:text-align="justify" style:justify-single-word="false"/>
    </style:style>
    <style:style style:name="P31" style:family="paragraph" style:parent-style-name="List_20_Paragraph" style:list-style-name="WWNum3">
      <style:paragraph-properties fo:margin-top="0in" fo:margin-bottom="0in" fo:line-height="100%" fo:text-align="justify" style:justify-single-word="false"/>
    </style:style>
    <style:style style:name="P32" style:family="paragraph" style:parent-style-name="List_20_Paragraph" style:list-style-name="WWNum10">
      <style:paragraph-properties fo:margin-top="0in" fo:margin-bottom="0in" fo:line-height="100%" fo:text-align="justify" style:justify-single-word="false"/>
    </style:style>
    <style:style style:name="P33" style:family="paragraph" style:parent-style-name="List_20_Paragraph" style:list-style-name="WWNum15">
      <style:paragraph-properties fo:margin-top="0in" fo:margin-bottom="0in" fo:line-height="100%" fo:text-align="justify" style:justify-single-word="false"/>
    </style:style>
    <style:style style:name="P34" style:family="paragraph" style:parent-style-name="List_20_Paragraph" style:list-style-name="WWNum20">
      <style:paragraph-properties fo:margin-top="0in" fo:margin-bottom="0in" fo:line-height="100%" fo:text-align="justify" style:justify-single-word="false"/>
    </style:style>
    <style:style style:name="P35" style:family="paragraph" style:parent-style-name="List_20_Paragraph" style:list-style-name="WWNum44">
      <style:paragraph-properties fo:margin-top="0in" fo:margin-bottom="0in" fo:line-height="100%" fo:text-align="justify" style:justify-single-word="false"/>
    </style:style>
    <style:style style:name="P36" style:family="paragraph" style:parent-style-name="List_20_Paragraph" style:list-style-name="WWNum33">
      <style:paragraph-properties fo:margin-top="0in" fo:margin-bottom="0in" fo:line-height="100%" fo:text-align="justify" style:justify-single-word="false"/>
    </style:style>
    <style:style style:name="P37" style:family="paragraph" style:parent-style-name="List_20_Paragraph" style:list-style-name="WWNum17">
      <style:paragraph-properties fo:margin-top="0in" fo:margin-bottom="0in" fo:line-height="100%"/>
    </style:style>
    <style:style style:name="P38" style:family="paragraph" style:parent-style-name="List_20_Paragraph" style:list-style-name="WWNum18">
      <style:paragraph-properties fo:margin-top="0in" fo:margin-bottom="0in" fo:line-height="100%"/>
    </style:style>
    <style:style style:name="P39" style:family="paragraph" style:parent-style-name="List_20_Paragraph" style:list-style-name="WWNum21">
      <style:paragraph-properties fo:margin-top="0in" fo:margin-bottom="0in" fo:line-height="100%"/>
    </style:style>
    <style:style style:name="P40" style:family="paragraph" style:parent-style-name="List_20_Paragraph" style:list-style-name="WWNum20">
      <style:paragraph-properties fo:margin-top="0in" fo:margin-bottom="0in" fo:line-height="100%"/>
    </style:style>
    <style:style style:name="P41" style:family="paragraph" style:parent-style-name="List_20_Paragraph" style:list-style-name="WWNum23">
      <style:paragraph-properties fo:margin-top="0in" fo:margin-bottom="0in" fo:line-height="100%"/>
    </style:style>
    <style:style style:name="P42" style:family="paragraph" style:parent-style-name="List_20_Paragraph" style:list-style-name="WWNum26">
      <style:paragraph-properties fo:margin-top="0in" fo:margin-bottom="0in" fo:line-height="100%"/>
    </style:style>
    <style:style style:name="P43" style:family="paragraph" style:parent-style-name="List_20_Paragraph" style:list-style-name="WWNum24">
      <style:paragraph-properties fo:margin-top="0in" fo:margin-bottom="0in" fo:line-height="100%"/>
    </style:style>
    <style:style style:name="P44" style:family="paragraph" style:parent-style-name="List_20_Paragraph" style:list-style-name="WWNum28">
      <style:paragraph-properties fo:margin-top="0in" fo:margin-bottom="0in" fo:line-height="100%"/>
    </style:style>
    <style:style style:name="P45" style:family="paragraph" style:parent-style-name="List_20_Paragraph" style:list-style-name="WWNum43">
      <style:paragraph-properties fo:margin-top="0in" fo:margin-bottom="0in" fo:line-height="100%"/>
    </style:style>
    <style:style style:name="P46" style:family="paragraph" style:parent-style-name="List_20_Paragraph" style:list-style-name="WWNum29">
      <style:paragraph-properties fo:margin-top="0in" fo:margin-bottom="0in" fo:line-height="100%"/>
    </style:style>
    <style:style style:name="P47" style:family="paragraph" style:parent-style-name="List_20_Paragraph" style:list-style-name="WWNum35">
      <style:paragraph-properties fo:margin-top="0in" fo:margin-bottom="0in" fo:line-height="100%"/>
    </style:style>
    <style:style style:name="P48" style:family="paragraph" style:parent-style-name="List_20_Paragraph" style:list-style-name="WWNum31">
      <style:paragraph-properties fo:margin-top="0in" fo:margin-bottom="0in" fo:line-height="100%"/>
    </style:style>
    <style:style style:name="P49" style:family="paragraph" style:parent-style-name="List_20_Paragraph" style:list-style-name="WWNum39">
      <style:paragraph-properties fo:margin-top="0in" fo:margin-bottom="0in" fo:line-height="100%"/>
    </style:style>
    <style:style style:name="P50" style:family="paragraph" style:parent-style-name="List_20_Paragraph">
      <style:paragraph-properties fo:margin-top="0in" fo:margin-bottom="0in" fo:line-height="100%"/>
      <style:text-properties fo:font-size="14pt" style:font-name-asian="Times New Roman1" style:font-size-asian="14pt" style:font-name-complex="Times New Roman1" style:font-size-complex="14pt"/>
    </style:style>
    <style:style style:name="P51" style:family="paragraph" style:parent-style-name="List_20_Paragraph">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52" style:family="paragraph" style:parent-style-name="List_20_Paragraph" style:list-style-name="WWNum13">
      <style:paragraph-properties fo:margin-top="0.0693in" fo:margin-bottom="0.0693in" fo:line-height="100%" fo:text-align="justify" style:justify-single-word="false"/>
    </style:style>
    <style:style style:name="P53" style:family="paragraph" style:parent-style-name="List_20_Paragraph" style:list-style-name="WWNum24">
      <style:paragraph-properties fo:margin-top="0.0693in" fo:margin-bottom="0.0693in" fo:line-height="100%" fo:text-align="justify" style:justify-single-word="false"/>
    </style:style>
    <style:style style:name="P54" style:family="paragraph" style:parent-style-name="List_20_Paragraph" style:list-style-name="WWNum29">
      <style:paragraph-properties fo:margin-top="0.0693in" fo:margin-bottom="0.0693in" fo:line-height="100%" fo:text-align="justify" style:justify-single-word="false"/>
    </style:style>
    <style:style style:name="P55" style:family="paragraph" style:parent-style-name="List_20_Paragraph" style:list-style-name="WWNum18">
      <style:paragraph-properties fo:margin-top="0.0693in" fo:margin-bottom="0.0693in" fo:line-height="100%" fo:text-align="justify" style:justify-single-word="false"/>
    </style:style>
    <style:style style:name="P56" style:family="paragraph" style:parent-style-name="List_20_Paragraph" style:list-style-name="WWNum34">
      <style:paragraph-properties fo:margin-top="0.0693in" fo:margin-bottom="0.0693in" fo:line-height="100%" fo:text-align="justify" style:justify-single-word="false"/>
    </style:style>
    <style:style style:name="P57" style:family="paragraph" style:parent-style-name="List_20_Paragraph" style:list-style-name="WWNum35">
      <style:paragraph-properties fo:margin-top="0.0693in" fo:margin-bottom="0.0693in" fo:line-height="100%" fo:text-align="justify" style:justify-single-word="false"/>
    </style:style>
    <style:style style:name="P58" style:family="paragraph" style:parent-style-name="List_20_Paragraph" style:list-style-name="WWNum30">
      <style:paragraph-properties fo:margin-top="0.0693in" fo:margin-bottom="0.0693in" fo:line-height="100%" fo:text-align="justify" style:justify-single-word="false"/>
    </style:style>
    <style:style style:name="P59" style:family="paragraph" style:parent-style-name="List_20_Paragraph" style:list-style-name="WWNum20">
      <style:paragraph-properties fo:margin-top="0.0693in" fo:margin-bottom="0.0693in" fo:line-height="100%"/>
    </style:style>
    <style:style style:name="P60" style:family="paragraph" style:parent-style-name="List_20_Paragraph">
      <style:paragraph-properties fo:margin-top="0.0693in" fo:margin-bottom="0.0693in" fo:line-height="100%" fo:text-align="justify" style:justify-single-word="false"/>
      <style:text-properties fo:font-size="14pt" style:font-name-asian="Times New Roman1" style:font-size-asian="14pt" style:font-name-complex="Times New Roman1" style:font-size-complex="14pt"/>
    </style:style>
    <style:style style:name="P61" style:family="paragraph" style:parent-style-name="List_20_Paragraph" style:list-style-name="WWNum20">
      <style:paragraph-properties fo:margin-top="0.4165in" fo:margin-bottom="0in" fo:line-height="100%" fo:text-align="justify" style:justify-single-word="false"/>
    </style:style>
    <style:style style:name="P62" style:family="paragraph" style:parent-style-name="List_20_Paragraph">
      <style:paragraph-properties fo:margin-left="0.25in" fo:margin-right="0in" fo:margin-top="0in" fo:margin-bottom="0in" fo:line-height="100%" fo:text-indent="0in" style:auto-text-indent="false"/>
    </style:style>
    <style:style style:name="P63" style:family="paragraph" style:parent-style-name="List_20_Paragraph">
      <style:paragraph-properties fo:margin-left="0.25in" fo:margin-right="0in" fo:margin-top="0in" fo:margin-bottom="0in" fo:line-height="100%" fo:text-indent="0in" style:auto-text-indent="false"/>
      <style:text-properties fo:font-size="14pt" style:font-name-asian="Times New Roman1" style:font-size-asian="14pt" style:font-name-complex="Times New Roman1" style:font-size-complex="14pt"/>
    </style:style>
    <style:style style:name="P64" style:family="paragraph" style:parent-style-name="List_20_Paragraph">
      <style:paragraph-properties fo:margin-left="0.25in" fo:margin-right="0in" fo:margin-top="0.0693in" fo:margin-bottom="0.0693in" fo:line-height="100%" fo:text-align="justify" style:justify-single-word="false" fo:text-indent="0in" style:auto-text-indent="false"/>
    </style:style>
    <style:style style:name="P65" style:family="paragraph" style:parent-style-name="List_20_Paragraph" style:list-style-name="WWNum40">
      <style:paragraph-properties fo:margin-left="0.75in" fo:margin-right="0in" fo:margin-top="0in" fo:margin-bottom="0in" fo:line-height="100%" fo:text-indent="0in" style:auto-text-indent="false">
        <style:tab-stops>
          <style:tab-stop style:position="0.75in"/>
        </style:tab-stops>
      </style:paragraph-properties>
    </style:style>
    <style:style style:name="P66" style:family="paragraph" style:parent-style-name="List_20_Paragraph" style:list-style-name="WWNum38">
      <style:paragraph-properties fo:margin-left="0.75in" fo:margin-right="0in" fo:margin-top="0in" fo:margin-bottom="0in" fo:line-height="100%" fo:text-indent="0in" style:auto-text-indent="false">
        <style:tab-stops>
          <style:tab-stop style:position="0.75in"/>
        </style:tab-stops>
      </style:paragraph-properties>
    </style:style>
    <style:style style:name="P67" style:family="paragraph" style:parent-style-name="List_20_Paragraph" style:list-style-name="WWNum41">
      <style:paragraph-properties fo:margin-left="0.75in" fo:margin-right="0in" fo:margin-top="0in" fo:margin-bottom="0in" fo:line-height="100%" fo:text-indent="0in" style:auto-text-indent="false">
        <style:tab-stops>
          <style:tab-stop style:position="0.75in"/>
        </style:tab-stops>
      </style:paragraph-properties>
    </style:style>
    <style:style style:name="P68" style:family="paragraph" style:parent-style-name="List_20_Paragraph">
      <style:paragraph-properties fo:margin-left="0.75in" fo:margin-right="0in" fo:margin-top="0in" fo:margin-bottom="0in" fo:line-height="100%" fo:text-indent="0in" style:auto-text-indent="false"/>
      <style:text-properties fo:font-size="14pt" fo:font-weight="bold" style:font-name-asian="Times New Roman1" style:font-size-asian="14pt" style:font-weight-asian="bold" style:font-name-complex="Times New Roman1" style:font-size-complex="14pt"/>
    </style:style>
    <style:style style:name="P69" style:family="paragraph" style:parent-style-name="List_20_Paragraph" style:list-style-name="WWNum40">
      <style:paragraph-properties fo:margin-left="0.75in" fo:margin-right="0in" fo:text-indent="0in" style:auto-text-indent="false">
        <style:tab-stops>
          <style:tab-stop style:position="0.75in"/>
        </style:tab-stops>
      </style:paragraph-properties>
    </style:style>
    <style:style style:name="P70" style:family="paragraph" style:parent-style-name="List_20_Paragraph" style:list-style-name="WWNum38">
      <style:paragraph-properties fo:margin-left="0.75in" fo:margin-right="0in" fo:text-indent="0in" style:auto-text-indent="false">
        <style:tab-stops>
          <style:tab-stop style:position="0.75in"/>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style:font-name-asian="Times New Roman1" style:font-size-asian="14pt" style:font-weight-asian="bold" style:font-name-complex="Times New Roman1" style:font-size-complex="14pt"/>
    </style:style>
    <style:style style:name="T5" style:family="text">
      <style:text-properties fo:font-size="14pt" fo:font-weight="bold" style:font-name-asian="Times New Roman1" style:font-size-asian="14pt" style:font-weight-asian="bold" style:font-name-complex="Times New Roman1" style:font-size-complex="14pt" style:font-weight-complex="bold"/>
    </style:style>
    <style:style style:name="T6" style:family="text">
      <style:text-properties fo:font-size="14pt" style:font-name-asian="Times New Roman1" style:font-size-asian="14pt" style:font-name-complex="Times New Roman1" style:font-size-complex="14pt"/>
    </style:style>
    <style:style style:name="T7" style:family="text">
      <style:text-properties fo:font-size="14pt" style:font-name-asian="Times New Roman1" style:font-size-asian="14pt" style:font-name-complex="Times New Roman1"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Appium</text:span></text:p>
      <text:p text:style-name="Standard"><text:span text:style-name="T4">Appium Setup:</text:span></text:p>
      <text:list xml:id="list2234381331066193661" text:style-name="WWNum18">
        <text:list-item>
          <text:p text:style-name="P28"><text:span text:style-name="T3">Install JDK</text:span></text:p>
        </text:list-item>
      </text:list>
      <text:list xml:id="list4525726075445322487" text:style-name="WWNum4">
        <text:list-item>
          <text:p text:style-name="P8"><text:span text:style-name="T6">Go to </text:span><text:a xlink:type="simple" xlink:href="http://www.oracle.com/technetwork/java/javase/downloads/index.html" text:style-name="Internet_20_link" text:visited-style-name="Visited_20_Internet_20_Link"><text:span text:style-name="T6">http://www.oracle.com/technetwork/java/javase/downloads/index.html</text:span></text:a><text:span text:style-name="T6"> of software web application.</text:span></text:p>
        </text:list-item>
        <text:list-item>
          <text:p text:style-name="P8"><text:span text:style-name="T6">Click on JDK download button as shown in bellow image.</text:span></text:p>
        </text:list-item>
        <text:list-item>
          <text:p text:style-name="P8"><text:span text:style-name="T6">It will take you to Java SE Development Kit 8 Downloads page.</text:span></text:p>
        </text:list-item>
        <text:list-item>
          <text:p text:style-name="P8"><text:span text:style-name="T6">Tick "Accept License Agreement" radio button and click on .exe link to download JDK based on your OS as shown in bellow image. Select "Windows x86" for 32 bit system and "Windows x64" for 64 bit system.</text:span></text:p>
        </text:list-item>
        <text:list-item>
          <text:p text:style-name="P8"><text:span text:style-name="T1">When you will click on link, It will show you dialog to save .exe file.</text:span></text:p>
        </text:list-item>
        <text:list-item>
          <text:p text:style-name="P15"><text:span text:style-name="T6">Double click on downloaded .exe file.</text:span></text:p>
        </text:list-item>
        <text:list-item>
          <text:p text:style-name="P15"><text:span text:style-name="T6">It will launch JDK software installation dialog as bellow.</text:span></text:p>
        </text:list-item>
        <text:list-item>
          <text:p text:style-name="P8"><text:span text:style-name="T1">Click on Next button on each step using default selections. It will take some time to install JDK and at last of installation, It will show screen like bellow to close installation dialog.</text:span></text:p>
        </text:list-item>
        <text:list-item>
          <text:p text:style-name="P8"><text:span text:style-name="T1">Java is installed now. Now you need to set JAVA_HOME variable in windows. Bellow given steps will set it.</text:span></text:p>
        </text:list-item>
      </text:list>
      <text:p text:style-name="P19"><text:span text:style-name="T5">Set JAVA_HOME Variable In Windows</text:span></text:p>
      <text:p text:style-name="P24"><text:span text:style-name="T6">After installation of java software, You need to set JAVA_HOME variable in your windows system Steps to set JAVA_HOME are as bellow.</text:span></text:p>
      <text:list xml:id="list765369267006735905" text:style-name="WWNum9">
        <text:list-item>
          <text:p text:style-name="P30"><text:span text:style-name="T5">Locate JDK Installation folder path</text:span></text:p>
        </text:list-item>
      </text:list>
      <text:p text:style-name="P19"><text:span text:style-name="T6">First of all you need to locate path of JDK installation folder.</text:span></text:p>
      <text:p text:style-name="P19"><text:span text:style-name="T6">For that,</text:span></text:p>
      <text:list xml:id="list6327945455736923138" text:style-name="WWNum3">
        <text:list-item>
          <text:p text:style-name="P31"><text:span text:style-name="T6">Go to </text:span><text:span text:style-name="T5">C:\Program Files\Java</text:span><text:span text:style-name="T6">.</text:span></text:p>
        </text:list-item>
        <text:list-item>
          <text:p text:style-name="P31"><text:span text:style-name="T6">There will be JDK folder with version number. Example : For me it is "</text:span><text:span text:style-name="T5">jdk1.8.0_45</text:span><text:span text:style-name="T6">".</text:span></text:p>
        </text:list-item>
        <text:list-item>
          <text:p text:style-name="P31"><text:span text:style-name="T6">Double click on It.</text:span></text:p>
        </text:list-item>
        <text:list-item>
          <text:p text:style-name="P31"><text:span text:style-name="T6">Copy folder path. Example : </text:span><text:span text:style-name="T5">C:\Program Files\Java\jdk1.8.0_45</text:span></text:p>
        </text:list-item>
      </text:list>
      <text:p text:style-name="P24"><text:span text:style-name="T1">This path will be required to set environment variable as described in bellow given steps.</text:span></text:p>
      <text:p text:style-name="P21"/>
      <text:list xml:id="list35265456" text:continue-list="list765369267006735905" text:style-name="WWNum9">
        <text:list-item>
          <text:p text:style-name="P30"><text:span text:style-name="T5">Set JAVA_HOME Variable</text:span></text:p>
        </text:list-item>
      </text:list>
      <text:list xml:id="list4852814989823070419" text:style-name="WWNum10">
        <text:list-item>
          <text:p text:style-name="P32"><text:span text:style-name="T6">Right click on My Computer icon which is located on your desktop or win start.</text:span></text:p>
        </text:list-item>
        <text:list-item>
          <text:p text:style-name="P9"><text:span text:style-name="T6">Select Properties</text:span></text:p>
        </text:list-item>
        <text:list-item>
          <text:p text:style-name="P9"><text:span text:style-name="T6">It will open system configuration dialog.</text:span></text:p>
        </text:list-item>
        <text:list-item>
          <text:p text:style-name="P9"><text:span text:style-name="T6">Click on Advanced system settings as shown in bellow image. It will open system properties dialog.</text:span></text:p>
        </text:list-item>
        <text:list-item>
          <text:p text:style-name="P9"><text:soft-page-break/><text:span text:style-name="T6">Select advanced tab -&gt; Click on Environment Variables button. It will open </text:span><text:span text:style-name="T5">Environment Variables dialog</text:span><text:span text:style-name="T6">.</text:span></text:p>
        </text:list-item>
        <text:list-item>
          <text:p text:style-name="P9"><text:span text:style-name="T6">Under System Variable, Click on New button. It will open New System Variable dialog.</text:span></text:p>
        </text:list-item>
        <text:list-item>
          <text:p text:style-name="P9"><text:span text:style-name="T6">Set Variable name = JAVA_HOME.</text:span></text:p>
        </text:list-item>
        <text:list-item>
          <text:p text:style-name="P9"><text:span text:style-name="T6">Set Variable Value = Path where JDK is located. For me It is "</text:span><text:span text:style-name="T5">C:\Program Files\Java\jdk1.8.0_45</text:span><text:span text:style-name="T6">" which is located during previous step as described above . It depends on your own java installation path and installed version.</text:span></text:p>
        </text:list-item>
        <text:list-item>
          <text:p text:style-name="P9"><text:span text:style-name="T6">Close all dialog by clicking on OK buttons as described in above image.</text:span></text:p>
        </text:list-item>
      </text:list>
      <text:list xml:id="list35252685" text:continue-list="list35265456" text:style-name="WWNum9">
        <text:list-item>
          <text:p text:style-name="P30"><text:span text:style-name="T5">Set Path Variable For Java</text:span></text:p>
        </text:list-item>
      </text:list>
      <text:p text:style-name="P24"><text:span text:style-name="T6">Also you need to set JDK's bin folder path in path variable of system variables. You will find bin folder inside your JDK folder. To set path system variable of JDK,</text:span></text:p>
      <text:list xml:id="list3278000486627063514" text:style-name="WWNum15">
        <text:list-item>
          <text:p text:style-name="P33"><text:span text:style-name="T6">Open </text:span><text:span text:style-name="T5">Environment Variables dialog </text:span><text:span text:style-name="T6">as described above.</text:span></text:p>
        </text:list-item>
      </text:list>
      <text:list xml:id="list3275785870104282064" text:style-name="WWNum13">
        <text:list-item>
          <text:p text:style-name="P52"><text:span text:style-name="T6">Under System Variable select Path variable.</text:span></text:p>
        </text:list-item>
        <text:list-item>
          <text:p text:style-name="P10"><text:span text:style-name="T6">Click on Edit button. It will open Path system variable edit dialog.</text:span></text:p>
        </text:list-item>
        <text:list-item>
          <text:p text:style-name="P10"><text:span text:style-name="T6">At the end of Path variable value string, Put semicolon and then put JDK folder's bin folder path.</text:span></text:p>
        </text:list-item>
        <text:list-item>
          <text:p text:style-name="P10"><text:span text:style-name="T6">Click on OK button to close all opened dialog. See bellow given image for more reference.</text:span></text:p>
        </text:list-item>
      </text:list>
      <text:p text:style-name="P27"><text:span text:style-name="T1">It will set JDK bin folder path in your system environment variable.</text:span></text:p>
      <text:list xml:id="list35270269" text:continue-list="list35252685" text:style-name="WWNum9">
        <text:list-item>
          <text:p text:style-name="P30"><text:span text:style-name="T5">Verify java is installed properly or not</text:span></text:p>
        </text:list-item>
      </text:list>
      <text:p text:style-name="P18"><text:span text:style-name="T6">To verify java software is installed properly or not,</text:span></text:p>
      <text:list xml:id="list359625765409465916" text:style-name="WWNum17">
        <text:list-item>
          <text:p text:style-name="P37"><text:span text:style-name="T6">Open command prompt.</text:span></text:p>
        </text:list-item>
        <text:list-item>
          <text:p text:style-name="P37"><text:span text:style-name="T6">Run command "java -version".</text:span></text:p>
        </text:list-item>
      </text:list>
      <text:p text:style-name="P50"/>
      <text:p text:style-name="P18"><text:span text:style-name="T6">It should show your installed java version detail </text:span></text:p>
      <text:p text:style-name="P50"/>
      <text:list xml:id="list35272517" text:continue-list="list2234381331066193661" text:style-name="WWNum18">
        <text:list-item>
          <text:p text:style-name="P38"><text:span text:style-name="T4">To Download And Install Android SDK In Windows </text:span></text:p>
        </text:list-item>
      </text:list>
      <text:p text:style-name="P1"><text:span text:style-name="T6">Android SDK is software development kit which enables you to create applications for android platform. Also it provides ability to create emulators to test android apps. Android SDK is prerequisite to run tests on android platform on both android devices or emulators <text:s/>using appium.</text:span></text:p>
      <text:p text:style-name="P4"><text:span text:style-name="T6">JDK is prerequisite to installing SDK.</text:span></text:p>
      <text:p text:style-name="P4"><text:span text:style-name="T4">Android SDK Download And Installation.</text:span></text:p>
      <text:p text:style-name="P20"/>
      <text:p text:style-name="P18"><text:span text:style-name="T5">System Requirements</text:span></text:p>
      <text:list xml:id="list6795833403458490389" text:style-name="WWNum21">
        <text:list-item>
          <text:p text:style-name="P39"><text:span text:style-name="T6">4 GB RAM minimum.</text:span></text:p>
        </text:list-item>
      </text:list>
      <text:list xml:id="list2573381124109922173" text:style-name="WWNum20">
        <text:list-item>
          <text:p text:style-name="P59"><text:span text:style-name="T6">Microsoft® Windows® 8/7/Vista/2003 (32 or 64-bit)</text:span></text:p>
        </text:list-item>
        <text:list-item>
          <text:p text:style-name="P59"><text:soft-page-break/><text:span text:style-name="T6">20 to 30 GB Hard disk space.</text:span></text:p>
        </text:list-item>
      </text:list>
      <text:p text:style-name="P24"><text:span text:style-name="T5">Download Android SDK</text:span></text:p>
      <text:list xml:id="list35269788" text:continue-numbering="true" text:style-name="WWNum20">
        <text:list-item>
          <text:p text:style-name="P34"><text:span text:style-name="T6">Navigate to Website ‘http://developer.android.com/sdk/index.html</text:span></text:p>
        </text:list-item>
        <text:list-item>
          <text:p text:style-name="P61"><text:span text:style-name="T6">Go to the bottom of the page until </text:span><text:span text:style-name="T1">Get just the command line tools</text:span></text:p>
        </text:list-item>
        <text:list-item>
          <text:p text:style-name="P34"><text:span text:style-name="T6">Click on ‘</text:span><text:a xlink:type="simple" xlink:href="http://dl.google.com/android/android-sdk_r24.4.1-windows.zip" text:style-name="Internet_20_link" text:visited-style-name="Visited_20_Internet_20_Link"><text:span text:style-name="T1">android-sdk_r24.4.1-windows.zip</text:span></text:a><text:span text:style-name="T6">’</text:span></text:p>
        </text:list-item>
        <text:list-item>
          <text:p text:style-name="P40"><text:span text:style-name="T6">It will download android SDK zip file, Unzip and extract the file to proper folder.</text:span></text:p>
        </text:list-item>
      </text:list>
      <text:p text:style-name="P26"/>
      <text:p text:style-name="P18"><text:span text:style-name="T4">Install Required Packages</text:span></text:p>
      <text:p text:style-name="P29"><text:span text:style-name="T6">Now, we need to download and install few packages. We can do it using Android SDK Manager.</text:span></text:p>
      <text:list xml:id="list5952750020233130086" text:style-name="WWNum23">
        <text:list-item>
          <text:p text:style-name="P41"><text:span text:style-name="T6">Look for SDK Manger.exe inside extracted android-sdk folder.</text:span></text:p>
        </text:list-item>
        <text:list-item>
          <text:p text:style-name="P41"><text:span text:style-name="T6">Double click and open SDK Manager Dialog.</text:span></text:p>
        </text:list-item>
        <text:list-item>
          <text:p text:style-name="P41"><text:span text:style-name="T6">Select Tools, Extras and required android version package relevant to your android device.</text:span></text:p>
        </text:list-item>
        <text:list-item>
          <text:p text:style-name="P41"><text:span text:style-name="T6">Preferably select all the android versions above 4.4.2.</text:span></text:p>
        </text:list-item>
      </text:list>
      <text:p text:style-name="P3"/>
      <text:p text:style-name="P3"/>
      <text:p text:style-name="P18"><text:span text:style-name="T4">Set ANDROID_HOME and Path Environment Variables</text:span></text:p>
      <text:p text:style-name="P23"><text:span text:style-name="T6">We need to set ANDROID_HOME and path environment variables for describing path of android SDK folders to your operating system.</text:span></text:p>
      <text:p text:style-name="P23"><text:span text:style-name="T6">Open "</text:span><text:span text:style-name="T5">Environment Variables</text:span><text:span text:style-name="T6">" dialog from win start menu -&gt; Right click on My Computer -&gt; Select properties -&gt; Advanced system settings -&gt; Environment Variables button from Advanced tab. </text:span></text:p>
      <text:p text:style-name="P23"><text:span text:style-name="T6">Click on New button under System Variable table. It will open New System Variable dialog. </text:span></text:p>
      <text:p text:style-name="P23"><text:span text:style-name="T6">Set </text:span><text:span text:style-name="T5">Variable Name</text:span><text:span text:style-name="T6"> = ANDROID_HOME and </text:span><text:span text:style-name="T5">Variable value</text:span><text:span text:style-name="T6"> =  (Path of SDK folder). Path can be different for you as per your SDK folder location as per your installation.</text:span></text:p>
      <text:p text:style-name="P23"><text:span text:style-name="T6">Click on OK button to close New System Variable dialog.</text:span></text:p>
      <text:p text:style-name="P3"/>
      <text:p text:style-name="P18"><text:span text:style-name="T5">Set Path Variables</text:span></text:p>
      <text:list xml:id="list4287298653812950636" text:style-name="WWNum26">
        <text:list-item>
          <text:p text:style-name="P42"><text:span text:style-name="T6">Open SDK Folder, You will find "tools" and "platform-tools" folders inside SDK folder.</text:span></text:p>
        </text:list-item>
      </text:list>
      <text:list xml:id="list4554239612071081446" text:style-name="WWNum24">
        <text:list-item>
          <text:p text:style-name="P53"><text:span text:style-name="T6">Copy path of both these folders. Open "</text:span><text:span text:style-name="T5">Environment Variables</text:span><text:span text:style-name="T6">" </text:span></text:p>
        </text:list-item>
        <text:list-item>
          <text:p text:style-name="P16"><text:span text:style-name="T6">Locate Path variable line under System Variables table.</text:span></text:p>
        </text:list-item>
        <text:list-item>
          <text:p text:style-name="P16"><text:span text:style-name="T6">Edit Path variable by clicking on Edit button. It will open Edit  System Variables dialog.</text:span></text:p>
        </text:list-item>
        <text:list-item>
          <text:p text:style-name="P11"><text:span text:style-name="T6">Append "tools" and "platform-tools" folder's full path at the end of line with ‘;’.</text:span></text:p>
        </text:list-item>
      </text:list>
      <text:p text:style-name="P23"><text:span text:style-name="T6">Now close all dialog by clicking on OK buttons of all opened dialog as shown in above image. </text:span></text:p>
      <text:p text:style-name="P3"/>
      <text:p text:style-name="P18"><text:span text:style-name="T6">Now to verify android installation:</text:span></text:p>
      <text:p text:style-name="P23"><text:soft-page-break/><text:span text:style-name="T6">Open Command prompt, type android text, Andriod SDK Manager dialog should be displayed.</text:span></text:p>
      <text:p text:style-name="P22"/>
      <text:list xml:id="list35266825" text:continue-list="list35272517" text:style-name="WWNum18">
        <text:list-item>
          <text:p text:style-name="P38"><text:span text:style-name="T4">Install Eclipse ADT Plugin To Use Android SDK With Eclipse</text:span></text:p>
        </text:list-item>
      </text:list>
      <text:p text:style-name="P62"><text:span text:style-name="T6">To </text:span><text:span text:style-name="T7">integrate android SDK with eclipse IDE</text:span><text:span text:style-name="T6"> to access SDK tools in eclipse IDE, Android offers plugin called </text:span><text:span text:style-name="T7">Android Developer Tools (ADT)</text:span><text:span text:style-name="T6"> to </text:span><text:span text:style-name="T7">integrate android development environment in eclipse IDE</text:span><text:span text:style-name="T6">. </text:span></text:p>
      <text:list xml:id="list35257376" text:continue-list="list4554239612071081446" text:style-name="WWNum24">
        <text:list-item>
          <text:p text:style-name="P43"><text:span text:style-name="T6">Open eclipse IDE </text:span></text:p>
        </text:list-item>
        <text:list-item>
          <text:p text:style-name="P43"><text:span text:style-name="T6">Go to </text:span><text:span text:style-name="T5">Help</text:span><text:span text:style-name="T6"> -&gt; </text:span><text:span text:style-name="T5">Install New Software</text:span><text:span text:style-name="T6">. It will open Install software dialog. </text:span></text:p>
        </text:list-item>
      </text:list>
      <text:list xml:id="list8148765104916198605" text:style-name="WWNum28">
        <text:list-item>
          <text:p text:style-name="P44"><text:span text:style-name="T6">Click on Add button as shown in bellow image. It will open Add Repository dialog. </text:span></text:p>
        </text:list-item>
        <text:list-item>
          <text:p text:style-name="P44"><text:span text:style-name="T6">Set URL as ‘https://dl-ssl.google.com/android/eclipse/” in location text box and click Ok button.</text:span></text:p>
        </text:list-item>
        <text:list-item>
          <text:p text:style-name="P44"><text:span text:style-name="T6">Select all check box of developer tools, Click Next, Accept the license radio button, Click OK.</text:span></text:p>
        </text:list-item>
        <text:list-item>
          <text:p text:style-name="P44"><text:span text:style-name="T6">It will start installing ADT plugin</text:span></text:p>
        </text:list-item>
        <text:list-item>
          <text:p text:style-name="P44"><text:span text:style-name="T6">On completion of ADT plugin, It will ask you to restart eclipse IDE.</text:span></text:p>
        </text:list-item>
      </text:list>
      <text:p text:style-name="P25"/>
      <text:p text:style-name="P23"><text:span text:style-name="T6">ADT Plugin is installed in eclipse</text:span></text:p>
      <text:p text:style-name="P51"/>
      <text:p text:style-name="P18"><text:span text:style-name="T4">Set SDK Location</text:span></text:p>
      <text:list xml:id="list687511416424623715" text:style-name="WWNum43">
        <text:list-item>
          <text:p text:style-name="P45"><text:span text:style-name="T6">On Eclipse, Select Windows -&gt; Preferences.</text:span></text:p>
        </text:list-item>
        <text:list-item>
          <text:p text:style-name="P45"><text:span text:style-name="T6">Select Android on Preferences dialog.</text:span></text:p>
        </text:list-item>
        <text:list-item>
          <text:p text:style-name="P45"><text:span text:style-name="T6">Set SDK folder path in SDK Location box. </text:span></text:p>
        </text:list-item>
      </text:list>
      <text:p text:style-name="P3"/>
      <text:p text:style-name="P19"><text:span text:style-name="T5">Verify Android SDK configured properly with eclipse</text:span></text:p>
      <text:p text:style-name="P23"><text:span text:style-name="T6">Go to Eclipse IDE's Windows menu -&gt; Select Android SDK Manager. </text:span></text:p>
      <text:p text:style-name="P23"><text:span text:style-name="T6">It will open Android SDK Manager dialog</text:span></text:p>
      <text:p text:style-name="P23"><text:span text:style-name="T6">This confirms that android SDK is integrated properly with eclipse IDE using ADT plugin.</text:span></text:p>
      <text:p text:style-name="P3"/>
      <text:list xml:id="list35250363" text:continue-list="list35266825" text:style-name="WWNum18">
        <text:list-item>
          <text:p text:style-name="P38"><text:span text:style-name="T4">To Download And Install Microsoft .Net Framework</text:span></text:p>
        </text:list-item>
      </text:list>
      <text:p text:style-name="P5"><text:span text:style-name="T6">To download Microsoft .Net Framework,</text:span></text:p>
      <text:list xml:id="list5783298902866055404" text:style-name="WWNum44">
        <text:list-item>
          <text:p text:style-name="P35"><text:span text:style-name="T6">In google, search for "download latest version of Microsoft .Net Framework" keyword. </text:span></text:p>
        </text:list-item>
      </text:list>
      <text:list xml:id="list2512049646281090229" text:style-name="WWNum29">
        <text:list-item>
          <text:p text:style-name="P54"><text:span text:style-name="T6">It will show you latest version download link, Current version is 4.6.</text:span></text:p>
        </text:list-item>
        <text:list-item>
          <text:p text:style-name="P12"><text:span text:style-name="T6">Click on Download to download .exe file.</text:span></text:p>
        </text:list-item>
        <text:list-item>
          <text:p text:style-name="P46"><text:span text:style-name="T6">Double click on .Net framework installation .exe file. </text:span></text:p>
        </text:list-item>
        <text:list-item>
          <text:p text:style-name="P46"><text:span text:style-name="T6">It will open .Net framework installation dialog. </text:span></text:p>
        </text:list-item>
        <text:list-item>
          <text:p text:style-name="P54"><text:span text:style-name="T6">Proceed for installation with default selected options and settings on each screen of installation dialog.</text:span></text:p>
        </text:list-item>
      </text:list>
      <text:p text:style-name="P60"/>
      <text:list xml:id="list35271807" text:continue-list="list35250363" text:style-name="WWNum18">
        <text:list-item>
          <text:p text:style-name="P55"><text:soft-page-break/><text:span text:style-name="T4">To Download and Install Appium</text:span></text:p>
        </text:list-item>
      </text:list>
      <text:p text:style-name="P64"><text:span text:style-name="T4">Pre-Requistes:</text:span></text:p>
      <text:p text:style-name="P64">Before download and install appium in windows, Please make sure bellow given prerequisites are fulfilled.</text:p>
      <text:list xml:id="list2220500879392701691" text:style-name="WWNum34">
        <text:list-item>
          <text:p text:style-name="P56"><text:span text:style-name="T1">JDK Installed.</text:span></text:p>
        </text:list-item>
        <text:list-item>
          <text:p text:style-name="P17"><text:span text:style-name="T1">Android SDK Installed.</text:span></text:p>
        </text:list-item>
        <text:list-item>
          <text:p text:style-name="P17"><text:span text:style-name="T1">Set ANDROID_HOME and Path Environment Variables.</text:span></text:p>
        </text:list-item>
        <text:list-item>
          <text:p text:style-name="P17"><text:span text:style-name="T1">Eclipse ADT Plugin Installed.</text:span></text:p>
        </text:list-item>
        <text:list-item>
          <text:p text:style-name="P17"><text:span text:style-name="T1">Microsoft .Net Framework, Node JS and PDANet+ for Android Installed.</text:span></text:p>
        </text:list-item>
      </text:list>
      <text:list xml:id="list3063224733327132431" text:style-name="WWNum35">
        <text:list-item>
          <text:p text:style-name="P57"><text:span text:style-name="T6">Navigate to </text:span><text:a xlink:type="simple" xlink:href="https://bitbucket.org/appium/appium.app/downloads/" office:target-frame-name="_blank" xlink:show="new" text:style-name="Internet_20_link" text:visited-style-name="Visited_20_Internet_20_Link"><text:span text:style-name="T6">https://bitbucket.org/appium/appium.app/downloads/</text:span></text:a><text:span text:style-name="T6"> </text:span></text:p>
        </text:list-item>
        <text:list-item>
          <text:p text:style-name="P57"><text:span text:style-name="T6">Click on Download Appium button. It will download zip file.</text:span></text:p>
        </text:list-item>
        <text:list-item>
          <text:p text:style-name="P47"><text:span text:style-name="T6">When download completes, Extract zip file.You will get AppiumForWindows folder.</text:span></text:p>
        </text:list-item>
        <text:list-item>
          <text:p text:style-name="P47"><text:span text:style-name="T6">Double click on "appium-installer.exe" file to install appium. </text:span></text:p>
        </text:list-item>
        <text:list-item>
          <text:p text:style-name="P47"><text:span text:style-name="T6">Select default settings and finish the installation process. </text:span></text:p>
        </text:list-item>
        <text:list-item>
          <text:p text:style-name="P47"><text:span text:style-name="T6">Launch Appium.</text:span></text:p>
        </text:list-item>
      </text:list>
      <text:p text:style-name="P63"/>
      <text:list xml:id="list35244778" text:continue-list="list35271807" text:style-name="WWNum18">
        <text:list-item>
          <text:p text:style-name="P38"><text:bookmark text:name="_GoBack"/><text:span text:style-name="T5">To Download And Install PDANet+ for Android</text:span></text:p>
        </text:list-item>
      </text:list>
      <text:p text:style-name="P18"><text:span text:style-name="T6">You need to install this software only if you not able to detect your connected device in PC.</text:span></text:p>
      <text:list xml:id="list1342520902646082861" text:style-name="WWNum31">
        <text:list-item>
          <text:p text:style-name="P48"><text:span text:style-name="T6">Search PDANet+ in google, goto Download page.</text:span></text:p>
        </text:list-item>
        <text:list-item>
          <text:p text:style-name="P48"><text:span text:style-name="T6">Click on Download button, click on the link to download exe file.</text:span></text:p>
        </text:list-item>
      </text:list>
      <text:p text:style-name="P22"/>
      <text:p text:style-name="P5"><text:span text:style-name="T5">Install</text:span></text:p>
      <text:list xml:id="list2084742557899194604" text:style-name="WWNum33">
        <text:list-item>
          <text:p text:style-name="P36"><text:span text:style-name="T6">Connect your android phone with PC with USB debugging mode enabled.</text:span></text:p>
        </text:list-item>
      </text:list>
      <text:list xml:id="list840889852396741364" text:style-name="WWNum30">
        <text:list-item>
          <text:p text:style-name="P58"><text:span text:style-name="T6">Double click on PDANet+ installation .exe file.</text:span></text:p>
        </text:list-item>
        <text:list-item>
          <text:p text:style-name="P13"><text:span text:style-name="T6">It will open PDANet+ installation dialog.</text:span></text:p>
        </text:list-item>
        <text:list-item>
          <text:p text:style-name="P13"><text:span text:style-name="T6">Proceed for installation with default selected options and settings on each screen of installation dialog.</text:span></text:p>
        </text:list-item>
      </text:list>
      <text:list xml:id="list35245877" text:continue-list="list35244778" text:style-name="WWNum18">
        <text:list-item>
          <text:p text:style-name="P38"><text:span text:style-name="T4">Connect Andriod Device with PC in USB Debugging mode.</text:span></text:p>
        </text:list-item>
      </text:list>
      <text:p text:style-name="P62"><text:span text:style-name="T6">We need to connect real android device with PC in USB debugging mode in order to run android app automation tests in real android device using appium. </text:span></text:p>
      <text:p text:style-name="P63"/>
      <text:p text:style-name="P23"><text:span text:style-name="T4">Enable Developer Option In Android Device</text:span></text:p>
      <text:list xml:id="list8946837990629569916" text:style-name="WWNum40">
        <text:list-item>
          <text:p text:style-name="P65"><text:span text:style-name="T6">Go to Settings.</text:span></text:p>
        </text:list-item>
        <text:list-item>
          <text:p text:style-name="P69"><text:span text:style-name="T4">Check </text:span><text:span text:style-name="T6">if there is any option like "Developer Option"? – If displayed, then developer option is enabled.</text:span></text:p>
        </text:list-item>
      </text:list>
      <text:p text:style-name="P23"><text:span text:style-name="T4">To enable Developer Option in android device,</text:span></text:p>
      <text:list xml:id="list1082626759886952339" text:style-name="WWNum38">
        <text:list-item>
          <text:p text:style-name="P66"><text:span text:style-name="T6">Go to </text:span><text:span text:style-name="T5">Settings</text:span><text:span text:style-name="T6">. </text:span></text:p>
        </text:list-item>
        <text:list-item>
          <text:p text:style-name="P66"><text:soft-page-break/><text:span text:style-name="T6">Scroll down to bottom and tap on </text:span><text:span text:style-name="T5">About Phone</text:span><text:span text:style-name="T6">. </text:span></text:p>
        </text:list-item>
        <text:list-item>
          <text:p text:style-name="P66"><text:span text:style-name="T6">Scroll down bottom again on About Phone screen. You will see option </text:span><text:span text:style-name="T5">Build number</text:span><text:span text:style-name="T6">. </text:span></text:p>
        </text:list-item>
        <text:list-item>
          <text:p text:style-name="P70"><text:span text:style-name="T6">Tap for 3 or 5 or 7 times, It will show you a message ‘You are now a developer!".</text:span></text:p>
        </text:list-item>
        <text:list-item>
          <text:p text:style-name="P66"><text:span text:style-name="T6">Now go back to </text:span><text:span text:style-name="T5">Settings</text:span><text:span text:style-name="T6"> and scroll down bottom. </text:span></text:p>
        </text:list-item>
        <text:list-item>
          <text:p text:style-name="P66"><text:span text:style-name="T6">You will see option </text:span><text:span text:style-name="T5">Developer Options</text:span><text:span text:style-name="T6"> above </text:span><text:span text:style-name="T5">About Phone</text:span><text:span text:style-name="T6">.</text:span></text:p>
        </text:list-item>
      </text:list>
      <text:p text:style-name="P68"/>
      <text:p text:style-name="P24"><text:span text:style-name="T4">To start USB Debugging mode, <text:s text:c="4"/></text:span></text:p>
      <text:list xml:id="list7962798531871320053" text:style-name="WWNum39">
        <text:list-item>
          <text:p text:style-name="P14"><text:span text:style-name="T6">Connect your device with PC using USB cable.</text:span></text:p>
        </text:list-item>
        <text:list-item>
          <text:p text:style-name="P14"><text:span text:style-name="T6">Go to </text:span><text:span text:style-name="T5">Settings -&gt; Developer options</text:span><text:span text:style-name="T6">.</text:span></text:p>
        </text:list-item>
        <text:list-item>
          <text:p text:style-name="P14"><text:span text:style-name="T6">There will be option </text:span><text:span text:style-name="T5">USB debugging</text:span><text:span text:style-name="T6"> with check box. Check it.</text:span></text:p>
        </text:list-item>
        <text:list-item>
          <text:p text:style-name="P49"><text:span text:style-name="T6">It will ask you to "Allow USB debugging?". Tap on OK. </text:span></text:p>
        </text:list-item>
      </text:list>
      <text:p text:style-name="P3"/>
      <text:p text:style-name="P23"><text:span text:style-name="T4">Test if device is connected and detected by android</text:span></text:p>
      <text:list xml:id="list720613743929578343" text:style-name="WWNum41">
        <text:list-item>
          <text:p text:style-name="P67"><text:span text:style-name="T6">Open command prompt in your PC. </text:span></text:p>
        </text:list-item>
        <text:list-item>
          <text:p text:style-name="P67"><text:span text:style-name="T6">Navigate to folder path platform-tools say cd ‘D:\Appium Downloads\android-sdk_r24.3.4-windows\android-sdk-windows\platform-tools’</text:span></text:p>
        </text:list-item>
        <text:list-item>
          <text:p text:style-name="P67"><text:span text:style-name="T6">Run command </text:span><text:span text:style-name="T5">adb devices.</text:span></text:p>
        </text:list-item>
      </text:list>
      <text:p text:style-name="P25"/>
      <text:p text:style-name="P24"><text:span text:style-name="T6">It will show you list of connected devices with your PC</text:span></text:p>
      <text:p text:style-name="P6"/>
      <text:p text:style-name="P6"/>
      <text:p text:style-name="P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Standard" style:next-style-name="Text_20_body" style:default-outline-level="4" style:list-style-name="Outline" style:class="text">
      <style:paragraph-properties fo:margin-top="0.0693in" fo:margin-bottom="0.06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_5f_tgc" style:display-name="_tgc" style:family="text" style:parent-style-name="Default_20_Paragraph_20_Font"/>
    <style:style style:name="s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ListLabel_20_3" style:display-name="ListLabel 3" style:family="text">
      <style:text-properties fo:font-weight="bold" style:font-weight-asian="bold"/>
    </style:style>
    <style:style style:name="ListLabel_20_4" style:display-name="ListLabel 4" style:family="text">
      <style:text-properties fo:font-size="18pt" fo:font-weight="bold" style:font-size-asian="18pt" style:font-weight-asian="bold"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BT</meta:initial-creator>
    <meta:editing-cycles>4</meta:editing-cycles>
    <meta:creation-date>2016-04-22T06:59:00</meta:creation-date>
    <dc:date>2017-05-11T15:07:27.75</dc:date>
    <meta:editing-duration>PT44S</meta:editing-duration>
    <meta:generator>OpenOffice/4.1.3$Win32 OpenOffice.org_project/413m1$Build-9783</meta:generator>
    <meta:document-statistic meta:table-count="0" meta:image-count="0" meta:object-count="0" meta:page-count="6" meta:paragraph-count="150" meta:word-count="1635" meta:character-count="96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